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/>
    </style:style>
    <style:style style:name="TableColumn10" style:family="table-column">
      <style:table-column-properties style:column-width="3.2444in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9" style:parent-style-name="Обычный" style:family="paragraph">
      <style:paragraph-properties style:vertical-align="auto"/>
      <style:text-properties fo:hyphenate="true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3" style:parent-style-name="Обычный" style:family="paragraph">
      <style:paragraph-properties style:vertical-align="auto"/>
      <style:text-properties fo:hyphenate="true"/>
    </style:style>
    <style:style style:name="T3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Обычный" style:family="paragraph">
      <style:paragraph-properties fo:text-align="justify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P41" style:parent-style-name="Обычный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</style:style>
    <style:style style:name="P46" style:parent-style-name="Обычный" style:family="paragraph">
      <style:paragraph-properties fo:text-align="justify"/>
    </style:style>
    <style:style style:name="TableColumn48" style:family="table-column">
      <style:table-column-properties style:column-width="3.2444in"/>
    </style:style>
    <style:style style:name="TableColumn49" style:family="table-column">
      <style:table-column-properties style:column-width="3.2444in"/>
    </style:style>
    <style:style style:name="Table47" style:family="table">
      <style:table-properties style:width="6.4888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style:vertical-align="auto"/>
      <style:text-properties fo:hyphenate="true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style:vertical-align="auto"/>
      <style:text-properties fo:hyphenate="true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style:vertical-align="auto"/>
      <style:text-properties fo:hyphenate="true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style:vertical-align="auto"/>
      <style:text-properties fo:hyphenate="true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style:vertical-align="auto"/>
      <style:text-properties fo:hyphenate="true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100" style:parent-style-name="Обычный" style:family="paragraph">
      <style:paragraph-properties fo:text-align="justify"/>
    </style:style>
    <style:style style:name="P101" style:parent-style-name="Обычный" style:family="paragraph">
      <style:paragraph-properties fo:text-align="justify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6" style:parent-style-name="Standard" style:family="paragraph">
      <style:paragraph-properties fo:line-height="115%"/>
    </style:style>
    <style:style style:name="TableColumn108" style:family="table-column">
      <style:table-column-properties style:column-width="0.4375in" style:use-optimal-column-width="false"/>
    </style:style>
    <style:style style:name="TableColumn109" style:family="table-column">
      <style:table-column-properties style:column-width="2.7916in" style:use-optimal-column-width="false"/>
    </style:style>
    <style:style style:name="TableColumn110" style:family="table-column">
      <style:table-column-properties style:column-width="3.8229in" style:use-optimal-column-width="false"/>
    </style:style>
    <style:style style:name="Table107" style:family="table">
      <style:table-properties style:width="7.05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line-height="115%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margin-top="0.0395in" fo:margin-bottom="0.0395in"/>
    </style:style>
    <style:style style:name="T125" style:parent-style-name="Основнойшрифтабзаца" style:family="text">
      <style:text-properties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line-height="115%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margin-top="0.0395in" fo:margin-bottom="0.0395in"/>
    </style:style>
    <style:style style:name="TableRow133" style:family="table-row">
      <style:table-row-properties style:min-row-height="1.8291in"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line-height="115%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margin-top="0.0395in" fo:margin-bottom="0.0395in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ableContents" style:family="paragraph">
      <style:paragraph-properties fo:margin-top="0.0395in" fo:margin-bottom="0.0395in"/>
    </style:style>
    <style:style style:name="P142" style:parent-style-name="TableContents" style:family="paragraph">
      <style:paragraph-properties fo:margin-top="0.0395in" fo:margin-bottom="0.0395in"/>
    </style:style>
    <style:style style:name="P143" style:parent-style-name="Standard" style:family="paragraph">
      <style:paragraph-properties fo:line-height="115%"/>
    </style:style>
    <style:style style:name="P144" style:parent-style-name="Standard" style:family="paragraph">
      <style:paragraph-properties fo:line-height="115%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8" style:parent-style-name="Standard" style:family="paragraph">
      <style:paragraph-properties fo:line-height="115%"/>
    </style:style>
    <style:style style:name="TableColumn150" style:family="table-column">
      <style:table-column-properties style:column-width="0.4375in" style:use-optimal-column-width="false"/>
    </style:style>
    <style:style style:name="TableColumn151" style:family="table-column">
      <style:table-column-properties style:column-width="2.7916in" style:use-optimal-column-width="false"/>
    </style:style>
    <style:style style:name="TableColumn152" style:family="table-column">
      <style:table-column-properties style:column-width="3.8229in" style:use-optimal-column-width="false"/>
    </style:style>
    <style:style style:name="Table149" style:family="table">
      <style:table-properties style:width="7.052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line-height="115%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margin-top="0.0395in" fo:margin-bottom="0.0395in"/>
    </style:style>
    <style:style style:name="T167" style:parent-style-name="Основнойшрифтабзаца" style:family="text">
      <style:text-properties fo:language="en" fo:country="US"/>
    </style:style>
    <style:style style:name="P168" style:parent-style-name="TableContents" style:family="paragraph">
      <style:paragraph-properties fo:margin-top="0.0395in" fo:margin-bottom="0.0395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line-height="115%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margin-top="0.0395in" fo:margin-bottom="0.0395in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TableContents" style:family="paragraph">
      <style:paragraph-properties fo:margin-top="0.0395in" fo:margin-bottom="0.0395in"/>
    </style:style>
    <style:style style:name="P178" style:parent-style-name="TableContents" style:family="paragraph">
      <style:paragraph-properties fo:margin-top="0.0395in" fo:margin-bottom="0.0395in"/>
    </style:style>
    <style:style style:name="P179" style:parent-style-name="Standard" style:family="paragraph">
      <style:text-properties style:font-name="Times New Roman" style:font-name-complex="Times New Roman"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2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3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4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5" style:parent-style-name="Standard" style:family="paragraph">
      <style:paragraph-properties fo:line-height="115%"/>
      <style:text-properties style:font-name="Times New Roman" style:font-name-complex="Times New Roman"/>
    </style:style>
    <style:style style:name="P186" style:parent-style-name="Standard" style:family="paragraph">
      <style:paragraph-properties fo:line-height="115%"/>
      <style:text-properties style:font-name="Times New Roman" style:font-name-complex="Times New Roman"/>
    </style:style>
    <style:style style:name="P187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text:s/>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<text:s/>главном меню</text:p>
          </table:table-cell>
          <table:table-cell table:style-name="TableCell25">
            <text:p text:style-name="P26"><text:span text:style-name="T27">2</text:span><text:span text:style-name="T28">.Страница обновилась</text:span></text:p>
            <text:p text:style-name="P29"><text:span text:style-name="T30">2.1.<text:s/></text:span><text:span text:style-name="T31">URL</text:span><text:span text:style-name="T32"><text:s/>содержит «adresa-magazinov»</text:span></text:p>
            <text:p text:style-name="P33"><text:span text:style-name="T34">2.2. Заголовок страница содержит текст «Адреса магазинов»</text:span></text:p>
          </table:table-cell>
        </table:table-row>
      </table:table>
      <text:p text:style-name="P35"/>
      <text:p text:style-name="P36"/>
      <text:p text:style-name="P37"/>
      <text:p text:style-name="P38">Шавалеева А. А.</text:p>
      <text:p text:style-name="P39"><text:span text:style-name="T40">Автотест</text:span>: Поиск товара через поисковую строку.</text:p>
      <text:p text:style-name="P41"><text:span text:style-name="T42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/>
      <text:p text:style-name="P46">Тест-кейс №2 Поиск товара с корректным названием на главной странице.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Действия<text:s/></text:p>
          </table:table-cell>
          <table:table-cell table:style-name="TableCell53">
            <text:p text:style-name="P54">Результат</text:p>
          </table:table-cell>
        </table:table-row>
        <table:table-row table:style-name="TableRow55">
          <table:table-cell table:style-name="TableCell56">
            <text:p text:style-name="P57">1.Открыть сайт https://kupislona-store.ru/.</text:p>
          </table:table-cell>
          <table:table-cell table:style-name="TableCell58">
            <text:p text:style-name="P59">1.Страница загрузилась, отображены элементы сайта.</text:p>
          </table:table-cell>
        </table:table-row>
        <table:table-row table:style-name="TableRow60">
          <table:table-cell table:style-name="TableCell61">
            <text:p text:style-name="P62">2.Нажать на поле поиска в шапке сайта.<text:s/></text:p>
          </table:table-cell>
          <table:table-cell table:style-name="TableCell63">
            <text:p text:style-name="P64"><text:span text:style-name="T65">2</text:span><text:span text:style-name="T66">.Поле активно, появился курсор.</text:span></text:p>
          </table:table-cell>
        </table:table-row>
        <table:table-row table:style-name="TableRow67">
          <table:table-cell table:style-name="TableCell68">
            <text:p text:style-name="P69"><text:span text:style-name="T70">3.Ввести в поле поиска название товара “Блокнот<text:s/></text:span><text:span text:style-name="T71">green</text:span><text:span text:style-name="T72">”.</text:span></text:p>
          </table:table-cell>
          <table:table-cell table:style-name="TableCell73">
            <text:p text:style-name="P74"><text:span text:style-name="T75">3.Отображается введенный текст “Блокнот<text:s/></text:span><text:span text:style-name="T76">green</text:span><text:span text:style-name="T77">”..</text:span></text:p>
          </table:table-cell>
        </table:table-row>
        <table:table-row table:style-name="TableRow78">
          <table:table-cell table:style-name="TableCell79">
            <text:p text:style-name="P80"><text:span text:style-name="T81">4</text:span><text:span text:style-name="T82">.Нажать кнопку поиска<text:s/></text:span><text:span text:style-name="T83">“</text:span><text:span text:style-name="T84">Лупа</text:span><text:span text:style-name="T85">”</text:span><text:span text:style-name="T86">.</text:span></text:p>
          </table:table-cell>
          <table:table-cell table:style-name="TableCell87">
            <text:p text:style-name="P88"><text:span text:style-name="T89">4.1Перешли на страницу с результатом поиска.<text:s/></text:span><text:span text:style-name="T90">URL<text:s/></text:span><text:span text:style-name="T91">содержит</text:span><text:span text:style-name="T92"><text:s/>(search=</text:span><text:span text:style-name="T93">Блокнот</text:span><text:span text:style-name="T94">+green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 “Блокнот<text:s/></text:span><text:span text:style-name="T98">green</text:span><text:span text:style-name="T99">”.</text:span></text:p>
          </table:table-cell>
        </table:table-row>
      </table:table>
      <text:p text:style-name="P100"/>
      <text:p text:style-name="P101"/>
      <text:p text:style-name="P102"/>
      <text:p text:style-name="P103">Юртаева М.</text:p>
      <text:p text:style-name="P104">Автотест 3 - Отсутствие результатов поиска при<text:s/>неконкретном вводе данных</text:p>
      <text:p text:style-name="P105">Страница — главная страница</text:p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№ п/п</text:p>
          </table:table-cell>
          <table:table-cell table:style-name="TableCell114">
            <text:p text:style-name="P115">Действие</text:p>
          </table:table-cell>
          <table:table-cell table:style-name="TableCell116">
            <text:p text:style-name="P117">Ожидаемый результат</text:p>
          </table:table-cell>
        </table:table-row>
        <table:table-row table:style-name="TableRow118">
          <table:table-cell table:style-name="TableCell119">
            <text:p text:style-name="P120">1</text:p>
          </table:table-cell>
          <table:table-cell table:style-name="TableCell121">
            <text:p text:style-name="P122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3">
            <text:p text:style-name="P124">Курсор поменяется на<text:s/><text:span text:style-name="T125">|</text:span>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>Ввести «ывдмтавдоатрыодтр»</text:p>
          </table:table-cell>
          <table:table-cell table:style-name="TableCell131">
            <text:p text:style-name="P132">В строке записано «ывдмтавдоатрыодтр»</text:p>
          </table:table-cell>
        </table:table-row>
        <text:soft-page-break/>
        <table:table-row table:style-name="TableRow133">
          <table:table-cell table:style-name="TableCell134">
            <text:p text:style-name="P135">3</text:p>
          </table:table-cell>
          <table:table-cell table:style-name="TableCell136">
            <text:p text:style-name="P137">Нажать ПКМ на лупу в строке поиске</text:p>
          </table:table-cell>
          <table:table-cell table:style-name="TableCell138">
            <text:p text:style-name="P139">Страница обновиться. Поменяется<text:s/><text:span text:style-name="T140">url</text:span><text:s/>на https://kupislona-store.ru/search-result?search= ывдмтавдоатрыодтр.</text:p>
            <text:p text:style-name="P141">Заголовок страницы — Результат поиска</text:p>
            <text:p text:style-name="P142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3"/>
      <text:p text:style-name="P144"/>
      <text:p text:style-name="P145">Григорьева А.А.</text:p>
      <text:p text:style-name="P146">Автотест<text:s/>4<text:s/>- <text:s/>Верный переход по разделам в<text:s/>верхнего меню<text:s/>хэдере</text:p>
      <text:p text:style-name="P147">Страница — главная страница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№ п/п</text:p>
          </table:table-cell>
          <table:table-cell table:style-name="TableCell156">
            <text:p text:style-name="P157">Действие</text:p>
          </table:table-cell>
          <table:table-cell table:style-name="TableCell158">
            <text:p text:style-name="P159">Ожидаемый результат</text:p>
          </table:table-cell>
        </table:table-row>
        <table:table-row table:style-name="TableRow160">
          <table:table-cell table:style-name="TableCell161">
            <text:p text:style-name="P162">1</text:p>
          </table:table-cell>
          <table:table-cell table:style-name="TableCell163">
            <text:p text:style-name="P164">Находиться на главной странице <text:s text:c="2"/>(<text:a xlink:href="https://kupislona-store.ru/" office:target-frame-name="_top" xlink:show="replace">https://kupislona-store.ru/</text:a>), нажать ПКМ на<text:s/>раздел<text:s/>«Контакты»<text:s/>в верхнем меню</text:p>
          </table:table-cell>
          <table:table-cell table:style-name="TableCell165">
            <text:p text:style-name="P166">Страница обновиться. Поменяется<text:s/><text:span text:style-name="T167">url</text:span><text:s/>на https://kupislona-store.ru/content/kontakty.</text:p>
            <text:p text:style-name="P168">Заголовок страницы — «Контакты»</text:p>
          </table:table-cell>
        </table:table-row>
        <table:table-row table:style-name="TableRow169">
          <table:table-cell table:style-name="TableCell170">
            <text:p text:style-name="P171">2</text:p>
          </table:table-cell>
          <table:table-cell table:style-name="TableCell172">
            <text:p text:style-name="P173">Находиться на странице контакты <text:s/>(https://kupislona-store.ru/content/kontakty), нажать ПКМ на логотип<text:s/>«Купи слона»</text:p>
          </table:table-cell>
          <table:table-cell table:style-name="TableCell174">
            <text:p text:style-name="P175">Страница обновиться. Поменяется<text:s/><text:span text:style-name="T176">url</text:span><text:s/>на<text:s/><text:a xlink:href="https://kupislona-store.ru/" office:target-frame-name="_top" xlink:show="replace">https://kupislona-store.ru/</text:a></text:p>
            <text:p text:style-name="P177">Заголовок страницы — «Главное меню»</text:p>
            <text:p text:style-name="P178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<text:s/>просто милыми штучками для души»</text:p>
          </table:table-cell>
        </table:table-row>
      </table:table>
      <text:p text:style-name="P179">Примечания:<text:s/></text:p>
      <text:p text:style-name="P180">Заголовок страницы — «Главное меню» - есть на любой странице<text:s/></text:p>
      <text:p text:style-name="P181">Текст – только на главной<text:s/></text:p>
      <text:p text:style-name="P182"/>
      <text:p text:style-name="P183"/>
      <text:p text:style-name="P184"/>
      <text:p text:style-name="P185"/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</dc:creator>
    <meta:creation-date>2026-01-21T19:42:00Z</meta:creation-date>
    <dc:date>2026-01-24T15:47:00Z</dc:date>
    <meta:template xlink:href="Normal" xlink:type="simple"/>
    <meta:editing-cycles>11</meta:editing-cycles>
    <meta:editing-duration>PT3120S</meta:editing-duration>
    <meta:document-statistic meta:page-count="2" meta:paragraph-count="6" meta:word-count="485" meta:character-count="3250" meta:row-count="23" meta:non-whitespace-character-count="2771"/>
  </office:meta>
</office:document-meta>
</file>